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jmeno</text:p>
          </table:table-cell>
          <table:table-cell office:value-type="string">
            <text:p>text</text:p>
          </table:table-cell>
          <table:table-cell table:style-name="Default" office:value-type="string">
            <text:p>od</text:p>
          </table:table-cell>
        </table:table-row>
        <table:table-row table:style-name="ro1">
          <table:table-cell office:value-type="string">
            <text:p>Ch01</text:p>
          </table:table-cell>
          <table:table-cell office:value-type="string">
            <text:p>Introductrion</text:p>
          </table:table-cell>
          <table:table-cell office:value-type="time" office:time-value="PT00H00M00S">
            <text:p>00:00:00</text:p>
          </table:table-cell>
        </table:table-row>
        <table:table-row table:style-name="ro1">
          <table:table-cell office:value-type="string">
            <text:p>Ch02</text:p>
          </table:table-cell>
          <table:table-cell office:value-type="string">
            <text:p>Preface</text:p>
          </table:table-cell>
          <table:table-cell office:value-type="time" office:time-value="PT00H02M00S">
            <text:p>00:02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6.05.2011</text:date>, <text:time>01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Rosa</meta:initial-creator>
    <meta:creation-date>2011-05-26T01:01:01</meta:creation-date>
    <dc:date>2011-05-26T01:03:37</dc:date>
    <dc:creator>Jan Rosa</dc:creator>
    <meta:editing-duration>PT00H00M37S</meta:editing-duration>
    <meta:editing-cycles>1</meta:editing-cycles>
    <meta:document-statistic meta:table-count="3" meta:cell-count="9" meta:object-count="0"/>
    <meta:generator>OpenOffice.org/3.2$Unix OpenOffice.org_project/320m18$Build-9502</meta:generator>
  </office:meta>
</office:document-meta>
</file>